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671c" officeooo:paragraph-rsid="000202b3"/>
    </style:style>
    <style:style style:name="P2" style:family="paragraph" style:parent-style-name="Standard">
      <style:text-properties officeooo:rsid="0005d59e" officeooo:paragraph-rsid="0005d59e"/>
    </style:style>
    <style:style style:name="P3" style:family="paragraph" style:parent-style-name="Standard">
      <style:text-properties officeooo:rsid="0005d59e" officeooo:paragraph-rsid="0008f333"/>
    </style:style>
    <style:style style:name="T1" style:family="text">
      <style:text-properties officeooo:rsid="000202b3"/>
    </style:style>
    <style:style style:name="T2" style:family="text">
      <style:text-properties officeooo:rsid="0003d073"/>
    </style:style>
    <style:style style:name="T3" style:family="text">
      <style:text-properties officeooo:rsid="0008f333"/>
    </style:style>
    <style:style style:name="T4" style:family="text">
      <style:text-properties officeooo:rsid="000956ab"/>
    </style:style>
    <style:style style:name="T5" style:family="text">
      <style:text-properties officeooo:rsid="000a77f7"/>
    </style:style>
    <style:style style:name="T6" style:family="text">
      <style:text-properties officeooo:rsid="000ba6c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ld labels (documents) can be difficult to OCR</text:span>. Typically, you want to preprocess the <text:span text:style-name="T1">label</text:span> <text:span text:style-name="T1">images </text:span>to give the OCR engine the best opportunity to find the text. <text:span text:style-name="T1">Sometimes a label can be read directly and sometimes you need to “de-speckle” or “b</text:span><text:span text:style-name="T4">in</text:span><text:span text:style-name="T1">arize” a label. </text:span>Additionally, we have found that certain OCR engines work better in certain situations. <text:span text:style-name="T1">A</text:span>nother wrinkle is that we are dealing with 1000s of labels at a time, all in various states of disrepair so we cannot easily preplan which preprocessing technique or engine will work best for all labels. There are 2 obvious methods for dealing with this. One, we could sort the labels into categories for the preprocessing/OCR engine that is likely to work the best on that label. This hasn’t worked well for us – <text:span text:style-name="T3">A</text:span><text:span text:style-name="T4">t</text:span><text:span text:style-name="T3"> least until we train a model to do this</text:span><text:span text:style-name="T1">. </text:span><text:span text:style-name="T3">Also note that </text:span><text:span text:style-name="T2">a label is often not uniform in how it is degraded, stains, discoloration, and speckling often happen in some parts of the label and not others, etc. </text:span><text:span text:style-name="T4">The other method, the one we are using, OCR the </text:span><text:span text:style-name="T1">label with </text:span><text:span text:style-name="T4">a</text:span><text:span text:style-name="T1"> </text:span><text:span text:style-name="T3">bunch</text:span><text:span text:style-name="T1"> </text:span><text:span text:style-name="T4">of </text:span><text:span text:style-name="T1">image processing techniques and OCR engines and </text:span><text:span text:style-name="T3">combin</text:span><text:span text:style-name="T4">e </text:span><text:span text:style-name="T3">the mosaic of results into a single consensus sequence</text:span><text:span text:style-name="T1">. </text:span><text:span text:style-name="T4">W</text:span><text:span text:style-name="T3">e choose </text:span><text:span text:style-name="T4">ensemble of</text:span><text:span text:style-name="T3"> image processing techniques, </text:span><text:span text:style-name="T4">OCR engines, post-processing from</text:span><text:span text:style-name="T3"> well over 500 possible ensembles </text:span><text:span text:style-name="T4">by </text:span><text:span text:style-name="T3">measur</text:span><text:span text:style-name="T4">ing</text:span><text:span text:style-name="T3"> the results using a gold standard of expert transcribed labels. </text:span><text:span text:style-name="T4">Surprisingly, there are clear winners and losers and they don’t always make intuitive sense. Therefore, we </text:span><text:span text:style-name="T6">wrote</text:span><text:span text:style-name="T4"> a utility to prove that a pipeline works best on a particular </text:span><text:span text:style-name="T6">gold standard</text:span><text:span text:style-name="T4">; what works for herbarium labels may not be best for entomology labels.</text:span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3:11:09.860837660</meta:creation-date>
    <dc:date>2022-08-29T15:15:59.727576346</dc:date>
    <meta:editing-duration>PT10M8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" meta:paragraph-count="1" meta:word-count="274" meta:character-count="1611" meta:non-whitespace-character-count="1337"/>
  </office:meta>
</office:document-meta>
</file>